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rso DGIIM 2011-2016</text:p>
      <text:p text:style-name="P1"/>
      <text:p text:style-name="P3">Buenas tardes, familiares, <text:s/></text:p>
      <text:p text:style-name="P3">compañeros, profesorado, <text:s/></text:p>
      <text:p text:style-name="P3">después hay partido, así que en 15 minutos <text:s/></text:p>
      <text:p text:style-name="P5">debemos haber acabado.</text:p>
      <text:p text:style-name="P4"/>
      <text:p text:style-name="Standard">Buenas tardes. No he traído el discurso impreso para demostrar que se puede acabar la carrera sin hacer chuletas.</text:p>
      <text:p text:style-name="P3"/>
      <text:p text:style-name="P3">Git commit. Git push.</text:p>
      <text:p text:style-name="P3"/>
      <text:p text:style-name="Standard"><text:span text:style-name="T2">Git pull. </text:span>Disculpen, esto no estaba preparado. Ya saben, siempre hay imprevistos de última hora. No nos lo tengan en cuenta, somos la primera promoción [Abre el papel. Se sorprende] Oh, es la normativa del TFG. Disculpen, esto no estaba preparado. </text:p>
      <text:p text:style-name="P2"/>
      <text:p text:style-name="P3">Apaguen móviles y tablets,</text:p>
      <text:p text:style-name="P3">servidores, aparatos varios,</text:p>
      <text:p text:style-name="P3">para que no suene, como en clase,</text:p>
      <text:p text:style-name="P3">la monedita del Mario.</text:p>
      <text:p text:style-name="P3"/>
      <text:p text:style-name="P2">Si no pillan los chistes, no se preocupen, tampoco es que se pierdan mucho, tenemos una versión del director con los comentarios, aunque puede ser más pesada que demostrar de nuevo un teorema en la demostración del corolario. </text:p>
      <text:p text:style-name="P2"/>
      <text:p text:style-name="P3">De Ésija, Almería, Granada, <text:s/></text:p>
      <text:p text:style-name="P3">se mezclaron todos los acentos, <text:s/></text:p>
      <text:p text:style-name="P3">y el que llegó de Segovia <text:s/></text:p>
      <text:p text:style-name="P3">no sé cómo pudo entendernos.</text:p>
      <text:p text:style-name="P3"/>
      <text:p text:style-name="P3">Para cada problema <text:s/></text:p>
      <text:p text:style-name="P3">encontrábamos una solución, <text:s/></text:p>
      <text:p text:style-name="P3">preguntarle a Gamu era el lema, <text:s/></text:p>
      <text:p text:style-name="P3">que le den a StackOverflow.</text:p>
      <text:p text:style-name="P3"/>
      <text:p text:style-name="P3">Hemos seguido en la carrera <text:s/></text:p>
      <text:p text:style-name="P3">porque en el fondo nos va el sadismo, <text:s/></text:p>
      <text:p text:style-name="P3">eso de estudiar de lunes a viernes, <text:s/></text:p>
      <text:p text:style-name="P3">y el fin de semana, lo mismo.</text:p>
      <text:p text:style-name="P2"/>
      <text:p text:style-name="P2"/>
      <text:p text:style-name="P2">Hemos sobrevivido a cosas tan reales como un número imaginario al cuadrado. Hemos sobrevivido a controles, pruebecillas, ejercicios en clase, parcialillos, simulacros y algo que hay que hacer para que estudiemos. A exámenes, se llaman exámenes, con sus suspensos y sus cosas de examen. A Cálculo II y a Topología I. </text:p>
      <text:p text:style-name="P2"/>
      <text:p text:style-name="P3">Hemos sobrevivido al examen hecho específicamente para nosotros de Modelos de Computación, a repetir un examen de Sistemas Concurrentes porque se subieron las soluciones erróneas a Internet durante el mismo, a exámenes literalmente imposibles de hacer y a modificaciones de estos exámenes en tiempo de ejecución que tampoco se podían hacer. </text:p>
      <text:p text:style-name="P2"/>
      <text:p text:style-name="P2">Hemos sobrevivido a Probabilidad e Inferencia, o a lo que deberían haber sido Probabilidad e <text:soft-page-break/>Inferencia, al departamento innombrable y a la competición entre 20 personas de Inteligencia Artificial.</text:p>
      <text:p text:style-name="P2"/>
      <text:p text:style-name="P3">Hemos sobrevivido al teorema de Lax Milgram que nunca <text:s/>conocimos, a entregar prácticas de FIS de 80 folios impresos y a copiar en un examen tu propio código impreso en el ordenador. Hemos sobrevivido a exámenes entre 0 y 1 que multiplicaban las notas de todo el cuatrimestre. Falta por ver si sobreviviremos al TFG.</text:p>
      <text:p text:style-name="P2"/>
      <text:p text:style-name="P2">Pero nos hemos tenido los unos a los otros. Risas ha habido muchas, nunca ha faltado alguna tontería, muchas veces relacionada con la materia de alguna asignatura, lo que tiene bastante mérito. Pero ay cuando nos mezclaron, cuando dejamos de ser ese grupo único, ese club de los poetas muertos, ay como atacaran a alguno de los nuestros. Entonces sacábamos el sarcasmo, la inquina y el sentimiento de grupo. <text:s text:c="2"/></text:p>
      <text:p text:style-name="P2"/>
      <text:p text:style-name="P3">Nunca hubo conciencia de grupo, <text:s/></text:p>
      <text:p text:style-name="P3">no es que quiera sacar mierda, <text:s/></text:p>
      <text:p text:style-name="P3">pero hay tantos grupos en clase <text:s/></text:p>
      <text:p text:style-name="P3">que parecemos un partido de izquierdas.</text:p>
      <text:p text:style-name="P3"/>
      <text:p text:style-name="P3">Pero vamos todos a una <text:s/></text:p>
      <text:p text:style-name="P3">en las cosas importantes <text:s/></text:p>
      <text:p text:style-name="P3">como en condenar los actos de la tuna <text:s/></text:p>
      <text:p text:style-name="P3">o en llamar a UGGI ignorante.</text:p>
      <text:p text:style-name="P3"/>
      <text:p text:style-name="P3">Hay quien nos ve como una secta, <text:s/></text:p>
      <text:p text:style-name="P3">con ritos ocultos y prohibidos, <text:s/></text:p>
      <text:p text:style-name="P3">escribiendo todo en Latex, <text:s/></text:p>
      <text:p text:style-name="P3">y con Arch como sistema operativo.</text:p>
      <text:p text:style-name="P3"/>
      <text:p text:style-name="P3">Hemos dejado una práctica a medias,</text:p>
      <text:p text:style-name="P3">imperfecta, sin solución,</text:p>
      <text:p text:style-name="P3">¡ay! Si nos retrasaran la entrega,</text:p>
      <text:p text:style-name="P3">la acabamos después de la graduación.</text:p>
      <text:p text:style-name="P2"/>
      <text:p text:style-name="P3">Bastantes compañeros <text:s/></text:p>
      <text:p text:style-name="P3">la carrera tuvieron que dejar <text:s/></text:p>
      <text:p text:style-name="P3">a las primeras de cambio <text:s/></text:p>
      <text:p text:style-name="P3">como España en el Mundial.</text:p>
      <text:p text:style-name="P3"/>
      <text:p text:style-name="P3">Hicieron bien en huir pronto, <text:s/></text:p>
      <text:p text:style-name="P3">quedarse era un disparate, <text:s/></text:p>
      <text:p text:style-name="P3">la lástima es que la orla <text:s/></text:p>
      <text:p text:style-name="P3">es de tamaño almanaque. <text:s/></text:p>
      <text:p text:style-name="P2"/>
      <text:p text:style-name="P2">Pero hemos quedado unos cuantos y como somos la primera promoción del doble grado en Granada, vamos a realizar el primer estudio antropológico sobre la evolución del <text:span text:style-name="T1">Homo sapiens</text:span> hasta el <text:span text:style-name="T1">Homo duplex gradus</text:span>:</text:p>
      <text:p text:style-name="P2"/>
      <text:p text:style-name="P2">Cuando el <text:span text:style-name="T1">Homo sapiens </text:span>se matricula en el doble grado por unos procesos mentales y hormonales aún sin explicación científica pasa a un estado expectante, mostrándose alegre y vivaracho. Aparece en clase con una sonrisa o con cara de asustado, pero sobre todo con mucha ilusión. Es un ser sociable dispuesto a conocer a sus nuevos compañeros y profesores, a aprender nuevas materias y <text:soft-page-break/>emprender un nuevo método de estudio que lo prepare para el futuro. Esta fase de ilusión dura unas dos semanas.</text:p>
      <text:p text:style-name="P2"/>
      <text:p text:style-name="P2">La siguiente fase está llena de dudas como "¿por qué me metí yo aquí?" o "¿y todo esto pagando?". Este cambio se produce cuando el individuo estudiado empieza a dar sus primeras clases, <text:s/>tras las que el espécimen se da cuenta de que no ha visto ni un solo número y de que el binario sirve para algo más que para poner notas en Cálculo I.</text:p>
      <text:p text:style-name="P2"/>
      <text:p text:style-name="P3">Los números se nos olvidaron,</text:p>
      <text:p text:style-name="P3">el alfabeto griego aprendimos en el acto,</text:p>
      <text:p text:style-name="P3">pero justo para eso nos criaron,</text:p>
      <text:p text:style-name="P3">para estudiar el mundo en abstracto.</text:p>
      <text:p text:style-name="P2"/>
      <text:p text:style-name="P3">Nacimos para romper moldes,</text:p>
      <text:p text:style-name="P3">dejar atrás estereotipos, </text:p>
      <text:p text:style-name="P3">como que en Informática no se liga,</text:p>
      <text:p text:style-name="P3">aprendimos de Pedro, nuestro padrino.</text:p>
      <text:p text:style-name="P2"/>
      <text:p text:style-name="P2">Pasado el primer curso el estudiante ya es un ser adulto y curtido en mil batallas por la supervivencia, ha aprendido a buscarse las castañas en Internet y espera los puentes con ansia para ponerse al día con todo lo que lleva atrasado.</text:p>
      <text:p text:style-name="P2"/>
      <text:p text:style-name="P2">Tras esta fase el <text:span text:style-name="T1">Homo sapiens</text:span> ya es un <text:span text:style-name="T1">Homo ferreus</text:span>, <text:span text:style-name="T1">ferreus</text:span> porque tiene una férrea fe en que este año sí las aprueba todas. Emprende cada curso con una agenda con mil anotaciones, comienza a ir a charlas informativas y hacer cursos. También aprende que la universidad funciona como una máquina, a veces mal engrasada, con mucho cable suelto y sin toma de tierra.</text:p>
      <text:p text:style-name="P2"/>
      <text:p text:style-name="P2">Durante esta fase, que dura aproximadamente tres cursos, el <text:span text:style-name="T1">Homo ferreus </text:span>se adapta a su hábitat natural, la ETSIIT, allí comerá, realizará hordas mongolianas de una sola persona y sobre todo sacará café y guarrerías varias de las máquinas expendedoras. El <text:span text:style-name="T1">Homo ferreus</text:span> desea <text:s/>que Ciencias sea su otro nido, pero las prácticas de informática no lo dejan aclimatarse.</text:p>
      <text:p text:style-name="P2"/>
      <text:p text:style-name="P3">Entre los lugares habituales, <text:s/></text:p>
      <text:p text:style-name="P3">los hay peores y mejores, <text:s/></text:p>
      <text:p text:style-name="P3">como la 1.8 o la M2, <text:s/></text:p>
      <text:p text:style-name="P3">y la cafetería de aparejadores.</text:p>
      <text:p text:style-name="P3"/>
      <text:p text:style-name="P3">Otros, desconocidos todavía, <text:s/></text:p>
      <text:p text:style-name="P3">como la fiesta de la primavera, <text:s/></text:p>
      <text:p text:style-name="P3">la calle, el Corpus, el tranvía, <text:s/></text:p>
      <text:p text:style-name="P3">o el tercer edificio en la escuela.</text:p>
      <text:p text:style-name="P3"/>
      <text:p text:style-name="P3">Corriendo de la ETSIIT a la facultad, <text:s/></text:p>
      <text:p text:style-name="P3">luego gire a la izquierda, ha llegado a su destino, <text:s/></text:p>
      <text:p text:style-name="P3">corriendo de la facultad a la ETSIIT, <text:s/></text:p>
      <text:p text:style-name="P3">más mareados que un cartero chino.</text:p>
      <text:p text:style-name="P3"/>
      <text:p text:style-name="P2">Finalmente en quinto comienza a prepararse para convertirse en un <text:span text:style-name="T1">Homo duplex gradus</text:span>. Empieza el TFG con alguna incógnita, no sabe qué hacer. Mira hacia matemáticas, mira hacia informática, está asustado... Ha elegido optativas y por más que lo ha meditado no ha acertado en su elección, está condenado al sufrimiento de elegir su pena de muerte. Pero al <text:span text:style-name="T1">Homo ferreus</text:span> le queda un pequeño remanso de paz, en Empresa vuelven sus antiguos congéneres que se habían separado de él <text:soft-page-break/>al dejar el nido, los pequeños huevos que se rompieron juntos vuelven más desarrollados que nunca: tienen una gran habilidad para hacer demostraciones, responden preguntas en Stackoverflow y otros ya han encontrado su vocación dentro de su pequeño mundo. <text:s/></text:p>
      <text:p text:style-name="P2">El <text:span text:style-name="T1">Homo ferreus </text:span>despliega sus dos títulos, los agita con algo de recelo, no se vaya a cambiar alguna normativa y se los quiten hasta nueva orden; levanta el vuelo con su brillante plumaje azul y marrón y deja todo atrás: los ejercicios tipo que no caían en el examen, las entregas un minuto antes del límite y PRADO. Ya es un <text:span text:style-name="T1">Homo duplex gradus.</text:span></text:p>
      <text:p text:style-name="P3"/>
      <text:p text:style-name="P3"/>
      <text:p text:style-name="P3">Menos mal que en Informática <text:s/></text:p>
      <text:p text:style-name="P3">el color de la banda es marrón y no rojo <text:s/></text:p>
      <text:p text:style-name="P3">que si no, por evitar el blaugrana <text:s/></text:p>
      <text:p text:style-name="P3">Valdivia se quita de la foto.</text:p>
      <text:p text:style-name="P3"/>
      <text:p text:style-name="P3">El azul con el marrón, <text:s/></text:p>
      <text:p text:style-name="P3">qué combinación, qué disloque, <text:s/></text:p>
      <text:p text:style-name="P3">parece el traje de un bufón <text:s/></text:p>
      <text:p text:style-name="P3">o una chaquetilla de Chicote.</text:p>
      <text:p text:style-name="P2"/>
      <text:p text:style-name="P3">Mentalizados, los exámenes programados</text:p>
      <text:p text:style-name="P3">cubriendo todo el calendario, <text:s/></text:p>
      <text:p text:style-name="P3">y en primero, Cálculo I,</text:p>
      <text:p text:style-name="P3">0,1,1,0, notas en binario.</text:p>
      <text:p text:style-name="P3"/>
      <text:p text:style-name="P3">Como el cuadernillo Rubio para caligrafía, <text:s/></text:p>
      <text:p text:style-name="P3">nos enseñaron a programar en primero,</text:p>
      <text:p text:style-name="P3">todas las dudas las resolvían <text:s/></text:p>
      <text:p text:style-name="P3">los apuntes de Cubero.</text:p>
      <text:p text:style-name="P3"/>
      <text:p text:style-name="P3">Llevar la calculadora a los exámenes <text:s/></text:p>
      <text:p text:style-name="P3">como el que lleva una estampita <text:s/></text:p>
      <text:p text:style-name="P3">ni te va a ayudar a aprobar, <text:s/></text:p>
      <text:p text:style-name="P3">ni los nervios te los quita.</text:p>
      <text:p text:style-name="P3"/>
      <text:p text:style-name="P3">Hay sin resolver preguntas pendientes, <text:s/></text:p>
      <text:p text:style-name="P3">que no deben quedarse en el tintero, <text:s/></text:p>
      <text:p text:style-name="P3">como si de veras existe la topología cociente, <text:s/></text:p>
      <text:p text:style-name="P3">o si el cuadrado de fin de demostración es hueco o relleno.</text:p>
      <text:p text:style-name="P2"/>
      <text:p text:style-name="P2">Pensando en estos años de carrera, creo que dan para hacer una película. El trailer diría algo del tipo: “la carrera que hizo llorar a Spielberg”:</text:p>
      <text:p text:style-name="P2"/>
      <text:p text:style-name="P2">Mi mamá siempre decía que la vida es como una caja de bombones. Nunca sabes qué carrera vas a coger. Pero las palabras "doble grado" eran una oferta que no podíamos rechazar. "Seré el rey del mundo" pensábamos para nuestros adentros.</text:p>
      <text:p text:style-name="P2"/>
      <text:p text:style-name="P3">Pero no mucho tiempo antes en una facultad muy, muy lejana, los señores oscuros diseñaron una carrera para atraerlos a todos y atarlos en las tinieblas. Decidieron que la primera regla del doble grado sería no hablar del doble grado. Decidieron que aprenderíamos a "escribir código, pulir código". Aporreábamos el teclado frente al monolito negro, que era la torre. Subidos a una mesa gritamos "¡Oh, doctor! ¡Mi doctor!". El mundo se derrumbaba mientras nosotros estudiábamos.</text:p>
      <text:p text:style-name="P2"/>
      <text:p text:style-name="P2"><text:soft-page-break/>Y con nuestra ingenuidad, seguimos adelante. Este podría ser el principio de una bella amistad. Nos veíamos como duros guerreros. "Pueden quitarnos la vida, pero jamás nos quitarán... ¡la libertad!". O sí. Y pasara lo que pasara, siempre nos quedaría el verano. Nos animábamos pensando "hay un ingeniero...</text:p>
      <text:p text:style-name="P3">técnico</text:p>
      <text:p text:style-name="P2">...en mí"</text:p>
      <text:p text:style-name="P2"/>
      <text:p text:style-name="P3">La carrera nos ha cambiado. Ahora somos del doble grado. Así es como nos llamamos. Nos encanta el olor a tizas por la mañana... y resolver ecuaciones que harían vomitar a una cabra. En cada nuevo curso hemos bebido más café, hemos repetido más teoremas, hemos picado más código y hemos arreglado más bugs que en todos los años previos juntos.</text:p>
      <text:p text:style-name="P2"/>
      <text:p text:style-name="P2">Nosotros... hemos visto cosas que no creeríais: Poner procesadores en llamas más allá de la hora de ejecución. Hemos visto la luz brillar en la oscuridad cerca de la quinta dimensión. Todos esos momentos se perderán... en el tiempo... como lágrimas en la lluvia.</text:p>
      <text:p text:style-name="P2"/>
      <text:p text:style-name="P3">¿Os gustaría realmente saber lo que es? El doble grado nos rodea, está por todas partes. Puedes verlo en las pizarras, o al encender tu ordenador. Pero por desgracia, no se puede explicar lo que es el doble grado. Tenéis que vivirlo en vuestras carnes. Si tomáis la pastilla azul despertaréis en vuestras camas y creeréis lo que queráis creer. Si tomáis la pastilla roja, os quedaréis con nosotros y os enseñaremos hasta dónde llega la banda de Möbius.</text:p>
      <text:p text:style-name="P2"/>
      <text:p text:style-name="P2">Recordad, lo único que os ofrecemos es la verdad, nada más.</text:p>
      <text:p text:style-name="P2"/>
      <text:p text:style-name="P2">Guión realizado por Gauss, la familia Bernouilli, Turing y Euler.</text:p>
      <text:p text:style-name="P2"/>
      <text:p text:style-name="P3">Somos una pequeña familia, <text:s/></text:p>
      <text:p text:style-name="P3">con padres separados, beligerantes, <text:s/></text:p>
      <text:p text:style-name="P3">que si se llevan mejor desde este día, <text:s/></text:p>
      <text:p text:style-name="P3">podríamos habernos graduado antes.</text:p>
      <text:p text:style-name="P3"/>
      <text:p text:style-name="P3">Son como los Capuleto y los Montesco <text:s/></text:p>
      <text:p text:style-name="P3">como los Lannister y los Stark <text:s/></text:p>
      <text:p text:style-name="P3">esto explica la endogamia <text:s/></text:p>
      <text:p text:style-name="P3">que existe en la Universidad.</text:p>
      <text:p text:style-name="P2"/>
      <text:p text:style-name="P2">Vamos a ir acabando, que los de 4º vienen con fuerza y hay que encontrar trabajo antes de que salgan ellos.</text:p>
      <text:p text:style-name="P2">Por último, es necesario aclarar que si nos quejamos, no es por vicio o por costumbre, sino porque creemos que se puede mejorar el doble grado para que sea, como se pretendía, de excelencia. Y no sólo el grado puede mejorar, sino también la Universidad, que debería ser pública, laica, feminista y eficiente.</text:p>
      <text:p text:style-name="P3"/>
      <text:p text:style-name="P3">Buenas tardes y disfruten, <text:s/></text:p>
      <text:p text:style-name="P3">que nos lo hemos ganado. <text:s text:c="3"/></text:p>
      <text:p text:style-name="P3">Sobre todo, no conduzcan, <text:s text:c="3"/></text:p>
      <text:p text:style-name="P3">beber se da por sentado.</text:p>
      <text:p text:style-name="P3"/>
      <text:p text:style-name="P2">Buenas tardes y muchas gracias por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bel </meta:initial-creator>
    <meta:creation-date>2016-05-26T12:23:53.87</meta:creation-date>
    <meta:generator>OpenOffice/4.1.2$Win32 OpenOffice.org_project/412m3$Build-9782</meta:generator>
    <dc:date>2016-05-26T20:29:59.57</dc:date>
    <dc:creator>Anabel </dc:creator>
    <meta:editing-duration>PT2H59M10S</meta:editing-duration>
    <meta:editing-cycles>10</meta:editing-cycles>
    <meta:document-statistic meta:table-count="0" meta:image-count="0" meta:object-count="0" meta:page-count="5" meta:paragraph-count="132" meta:word-count="1915" meta:character-count="11289"/>
  </office:meta>
</office:document-meta>
</file>